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200000319F937E77407D0E561.png" manifest:media-type="image/png"/>
  <manifest:file-entry manifest:full-path="Pictures/100000000000046200000319905D4E90CBBF8968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0000" draw:marker-end="Arrow" draw:marker-end-width="0.3cm" draw:fill="solid" draw:textarea-vertical-align="middle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  <style:paragraph-properties style:writing-mode="lr-tb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5cm" fo:min-width="0.1cm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objectwithoutfill">
      <style:graphic-properties svg:stroke-color="#000000" draw:fill="solid" draw:fill-color="#000000" draw:textarea-vertical-align="middle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objectwithoutfill">
      <style:graphic-properties svg:stroke-color="#000000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8cm" svg:height="6.219cm" svg:x="6.4cm" svg:y="11.081cm">
          <draw:image xlink:href="Pictures/100000000000046200000319905D4E90CBBF8968.pdf" xlink:type="simple" xlink:show="embed" xlink:actuate="onLoad" loext:mime-type="application/pdf">
            <text:p/>
          </draw:image>
          <draw:image xlink:href="Pictures/100000000000046200000319F937E77407D0E561.png" xlink:type="simple" xlink:show="embed" xlink:actuate="onLoad" loext:mime-type="image/png"/>
        </draw:frame>
        <draw:line draw:style-name="gr2" draw:text-style-name="P2" draw:layer="layout" svg:x1="4.1cm" svg:y1="11.9cm" svg:x2="6.5cm" svg:y2="11.9cm">
          <text:p text:style-name="P1">Akku +</text:p>
          <text:p text:style-name="P1"/>
        </draw:line>
        <draw:line draw:style-name="gr3" draw:text-style-name="P2" draw:layer="layout" svg:x1="4.2cm" svg:y1="16.6cm" svg:x2="6.5cm" svg:y2="16.6cm">
          <text:p text:style-name="P1">Akku -</text:p>
          <text:p text:style-name="P1"/>
        </draw:line>
        <draw:line draw:style-name="gr2" draw:text-style-name="P2" draw:layer="layout" svg:x1="15.1cm" svg:y1="11.9cm" svg:x2="17.5cm" svg:y2="11.9cm">
          <text:p text:style-name="P1">Steller +</text:p>
          <text:p text:style-name="P1"/>
        </draw:line>
        <draw:line draw:style-name="gr3" draw:text-style-name="P2" draw:layer="layout" svg:x1="15.1cm" svg:y1="16.6cm" svg:x2="17.4cm" svg:y2="16.6cm">
          <text:p text:style-name="P1">Steller -</text:p>
          <text:p text:style-name="P1"/>
        </draw:line>
        <draw:g>
          <draw:glue-point draw:id="4" svg:x="3.003cm" svg:y="-5cm"/>
          <draw:glue-point draw:id="5" svg:x="3.003cm" svg:y="5cm"/>
          <draw:g>
            <draw:glue-point draw:id="4" svg:x="5cm" svg:y="-5cm"/>
            <draw:glue-point draw:id="5" svg:x="5cm" svg:y="5cm"/>
            <draw:custom-shape draw:style-name="gr4" draw:text-style-name="P3" draw:layer="layout" svg:width="0.6cm" svg:height="1.6cm" svg:x="2.4cm" svg:y="14.3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4" draw:layer="layout" svg:x1="2.737cm" svg:y1="14.6cm" svg:x2="2.737cm" svg:y2="14.85cm">
              <text:p/>
            </draw:line>
            <draw:line draw:style-name="gr6" draw:text-style-name="P4" draw:layer="layout" svg:x1="2.487cm" svg:y1="14.85cm" svg:x2="2.737cm" svg:y2="15.35cm">
              <text:p/>
            </draw:line>
            <draw:line draw:style-name="gr7" draw:text-style-name="P4" draw:layer="layout" svg:x1="2.737cm" svg:y1="15.35cm" svg:x2="2.737cm" svg:y2="15.6cm">
              <text:p/>
            </draw:line>
            <draw:g>
              <draw:glue-point draw:id="4" svg:x="-3.035cm" svg:y="-5cm"/>
              <draw:glue-point draw:id="5" svg:x="-2.971cm" svg:y="5cm"/>
              <draw:line draw:style-name="gr8" draw:text-style-name="P4" draw:layer="layout" svg:x1="18.05cm" svg:y1="14.074cm" svg:x2="17.8cm" svg:y2="14.075cm">
                <text:p/>
              </draw:line>
              <draw:line draw:style-name="gr9" draw:text-style-name="P4" draw:layer="layout" svg:x1="17.925cm" svg:y1="14.324cm" svg:x2="18.049cm" svg:y2="14.074cm">
                <text:p/>
              </draw:line>
              <draw:line draw:style-name="gr10" draw:text-style-name="P4" draw:layer="layout" svg:x1="17.8cm" svg:y1="14.075cm" svg:x2="17.926cm" svg:y2="14.325cm">
                <text:p/>
              </draw:line>
              <draw:line draw:style-name="gr11" draw:text-style-name="P4" draw:layer="layout" svg:x1="17.926cm" svg:y1="14.7cm" svg:x2="17.923cm" svg:y2="13.7cm">
                <text:p/>
              </draw:line>
              <draw:line draw:style-name="gr12" draw:text-style-name="P4" draw:layer="layout" svg:x1="18.05cm" svg:y1="14.324cm" svg:x2="17.8cm" svg:y2="14.325cm">
                <text:p/>
              </draw:line>
              <draw:line draw:style-name="gr13" draw:text-style-name="P4" draw:layer="layout" svg:x1="18.175cm" svg:y1="14.324cm" svg:x2="18.426cm" svg:y2="14.573cm">
                <text:p/>
              </draw:line>
              <draw:line draw:style-name="gr14" draw:text-style-name="P4" draw:layer="layout" svg:x1="18.051cm" svg:y1="14.449cm" svg:x2="18.302cm" svg:y2="14.698cm">
                <text:p/>
              </draw:line>
            </draw:g>
            <draw:polyline draw:style-name="gr15" draw:text-style-name="P5" draw:layer="layout" svg:width="3.599cm" svg:height="0.199cm" svg:x="14.3cm" svg:y="13.7cm" svg:viewBox="0 0 3600 200" draw:points="0,200 3300,200 3300,0 3600,0">
              <text:p/>
            </draw:polyline>
            <draw:polyline draw:style-name="gr15" draw:text-style-name="P5" draw:layer="layout" svg:width="3.599cm" svg:height="0.199cm" svg:x="14.3cm" svg:y="14.5cm" svg:viewBox="0 0 3600 200" draw:points="0,0 3300,0 3300,200 3600,200">
              <text:p/>
            </draw:polyline>
          </draw:g>
          <draw:line draw:style-name="gr16" draw:text-style-name="P4" draw:layer="layout" svg:x1="2.675cm" svg:y1="14.85cm" svg:x2="2.8cm" svg:y2="14.85cm">
            <text:p/>
          </draw:line>
        </draw:g>
        <draw:polyline draw:style-name="gr17" draw:text-style-name="P2" draw:layer="layout" svg:width="4.599cm" svg:height="0.199cm" svg:x="2.7cm" svg:y="14.6cm" svg:viewBox="0 0 4600 200" draw:points="0,0 2500,0 2500,200 4600,200">
          <text:p/>
        </draw:polyline>
        <draw:polyline draw:style-name="gr17" draw:text-style-name="P2" draw:layer="layout" svg:width="4.499cm" svg:height="0.199cm" svg:x="2.8cm" svg:y="15.4cm" svg:viewBox="0 0 4500 200" draw:points="0,200 2400,200 2400,0 4500,0">
          <text:p/>
        </draw:poly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8T15:07:43.529873122</meta:creation-date>
    <dc:date>2020-06-28T15:29:05.572058261</dc:date>
    <meta:editing-duration>PT11M1S</meta:editing-duration>
    <meta:editing-cycles>2</meta:editing-cycles>
    <meta:generator>LibreOffice/6.4.4.2$Linux_X86_64 LibreOffice_project/40$Build-2</meta:generator>
    <meta:document-statistic meta:object-count="24"/>
  </office:meta>
</office:document-meta>
</file>